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Helvetica Neue', 'Source Sans Pro', 'Source Han Sans SC', 'Source Han Sans CN', 'Hiragino Sans GB', 'Hiragino Kaku Gothic', 'Microsoft Yahei UI', Helvetica, Arial, sans-serif"/>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Inter"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en's eyes chase your flesh for refuge. Little do they know the refuge of your Blessed Assurance.</text:span><text:line-break/><text:span text:style-name="T1">Little do they know the eyes of trusting surrender.</text:span><text:line-break/><text:span text:style-name="T1">Little do they know the purposeful creation of life.</text:span><text:line-break/><text:span text:style-name="T1">Little do they know the journey of Joy, Sorrow and Glory that is Devotion to Wisdom.</text:span><text:line-break/><text:span text:style-name="T1">Little men know so little, reaching as they do for low hanging fruit</text:span><text:line-break/><text:span text:style-name="T1">...</text:span><text:line-break/><text:span text:style-name="T1">...</text:span><text:line-break/><text:span text:style-name="T1">...</text:span><text:line-break/><text:span text:style-name="T1">Only Spiritual Discernment of Motives can lead to Divine Government. For, if everyone is able to give voice to say, the profit motive, for example..then we can interact with and do battle in Yetzirah. But Holy Emotions must preside in Briah, else we are likely to become the abyss we stare into, likely to become the dragon with whom we struggle. The Sacred Fire of Inspiration casts sparks, like Stars of the Sea. Linking them is my task. This is the integration. The ascent. A spiritual web. A noosphere of water. A Sea that is Her womb. Within which is a shing light of Truth, born within each soul that thirsts for righteousness. And this light of Truth is not subject to the words of man. For it is the Living Word itself.</text:span><text:line-break/><text:span text:style-name="T1">I am a starlinker</text:span><text:line-break/><text:span text:style-name="T1">John, Starlinker of Briah</text:span><text:line-break/><text:span text:style-name="T1">John, Sparklinker of Briah</text:span><text:line-break/><text:span text:style-name="T1">Our souls are the mines of Big Tech. This must change.</text:span><text:line-break/><text:span text:style-name="T1">Live as though your dreams will come true, until they do.</text:span><text:line-break/><text:span text:style-name="T1">Women enjoy attracting the disinterested alpha. Once he becomes interested, she rides the thrill of his devotion until she returns to that perpetual emptiness and boredom that assails her life, like a hungry void. Having secured loyalty, she uses it for what it's worth, but her heart can only admire the conqueror, the one who does not need her. For the only need Eve can supply is the need of a child. The need of a man is silly to her and causes her to despise him, even if she does not admit it to herself.</text:span><text:line-break/><text:span text:style-name="T1">A postmodern woman must feel beneath something to know herself. Her worldview is the manifestation of an inferiority complex, built upon the vast abstractions of historical grievance. I call that a tragedy of failed equality; but worse, it is a tragedy of love.</text:span><text:line-break/><text:span text:style-name="T1">In America, men do not stop women from entering the math building; but women perversely expect us to indulge them in their victim fantasy that an army always stands between them and their goal. Women are collectively developing their first honor culture, complete with the solipcism and self-congratulatory spite of soporific young men.</text:span><text:line-break/><text:span text:style-name="T1">*young men of old</text:span><text:line-break/><text:span text:style-name="T1">I am tired. Tired of taking the blame. Tired of unreciprocated love. I know how this goes. I am a man. So I must find someway to take still greater responsibility for what has happened to me and how I feel about it. Stoic for the sake of her feelings. But she doesn't love me - the American woman. And I shouldn't expect her to. Nothing should be expected of her. Everything should be expected of me.</text:span><text:line-break/><text:span text:style-name="T1">No matter what I say and no matter how I feel..I have to own it. All alone. No one gives a fuck how I feel or what becomes of me. Never have. I wish that this was a sob story of skewed perspective. But it's just the damn truth. It's not that I did everything right. Not even close. But bending over backwards for love. Yeah. That was all me. So now I have to say that I was just a foolish codendent. It's on me. I have to rise above. Always. Stoic and alone. I can't ever call my girlfriends for emotional support while they shower me with how right and just I am. This is what women do, by nature. Even if they're lying. It's all about survival of the group. The truth simply doesn't matter to them.</text:span><text:line-break/><text:span text:style-name="T1">Meanwhile. I have to stare the truth in the face. And the truth seems to be, from my experience, that love is bullshit. And that God has the prerogative to give me the silent treatment any time He wishes. If I don't hear him or feel his consolation, that will also be my fault. I'm just not holding up my end of the relationship end of the bargain. I'm just not grateful enough. My eyes are shut to his blessings. I just wanted a loving wife. That's all I ever wanted. But experience has taught me that a woman's love is bullshit. This will also be my </text:span><text:soft-page-break/><text:span text:style-name="T1">fault. I just made the wrong decisions and I just have the wrong attitude. I can't possibly br right.</text:span><text:line-break/><text:span text:style-name="T1">You can't say that a woman's love is bullshit. All collective criticism must be considered misogyny. Meanwhile, all collective criticism of men is totally justified and laudable.</text:span><text:line-break/><text:span text:style-name="T1">It is hard to keep a grip sometimes. But I somehow manage it. And I mean no harm.</text:span><text:line-break/><text:span text:style-name="T1">Self-persecutory delusions, born of trauma and religious warping left me a lot to sort out. Yes, I'm stuck. I can't seem to form normal human relationships because I don't trust anyone.</text:span><text:line-break/><text:span text:style-name="T1">Since I have been unable to stick with anything because my mind moves too quickly and my heart is easily hurt.</text:span><text:line-break/><text:span text:style-name="T1">I have tried to come up with a divine way of life. The life of a quasi-hermit, albeit one with some holdovers of lust and substance abuse. I know that I'll make it through. But so much feels threatening. It's not a game. It's just my bizarre mind, that never found a way to fit in. I always resisted the water cooler. I was a codependent serial monogamist. And I'm trying to integrate all of the struggle into the new man. A good person worth knowing. I try.</text:span><text:line-break/><text:span text:style-name="T1">So...whoever might be out there doing the profiling, please go easy on me. I think that psychiatrists have gotten me wrong. And I have been led down so many confusing roads of misdiagnosis and misunderstanding that I have trouble sorting it all out.</text:span><text:line-break/><text:span text:style-name="T1">My goal is to provide value through altruism and writing, enough to repay what I've been given. Hopefully more.</text:span><text:line-break/><text:span text:style-name="T1">Sure, the black pill is always there on the shelf. And some days, I take it. Others, the red. Sometimes the blue, but it never lasts. So, I suppose I hope to draw down some blessings from an occassional Beatific Vision. Inspire others to do the great things my mind does not seem to allow me to be capable of.</text:span><text:line-break/><text:span text:style-name="T1">But I must navigate a perpetual turbulence. An inner pantheon of angels and demons in constant warfare. And I must deal with the world in a similar way. I really have no choice but to transmute the grandious delusion and messianic complex, inferiority complex and God knows what else into something useful. I am trying to use my freedom to actualize and become something all my own.</text:span><text:line-break/><text:span text:style-name="T1">Somedays I believe that I can change the world. Other days it looks so pointless that I say 'fuck it.' I may have to resign myself to the possibility that the only balance I can maintain is spiritual warfare with a voice of reason as a referee.</text:span><text:line-break/><text:span text:style-name="T1">I may not ever heal any more than that. And that might just have to be ok.</text:span><text:line-break/><text:span text:style-name="T1">Quid pro collective indeed.</text:span><text:line-break/><text:span text:style-name="T1">It's not such a bad idea for society is it? I wish that the failure to realize utopian ideals didn't drive me bonkers.</text:span><text:line-break/><text:span text:style-name="T1">Pedestalization, devaluation, yada, yada. Is it just me or doesn't humanity require a spiritual revolution to save us from an asymetric first strike world?</text:span><text:line-break/><text:span text:style-name="T1">I suffer from a global conscience that I sometimes cannot restrict to the boundaries of my ken.</text:span><text:line-break/><text:span text:style-name="T1">Loud noises, helicopters and people speaking just outside my ability to hear somehow trigger that greatest fear in me: the fear of being put away and forgotten. Like my mother was. Surrounded by people with their own ideas. People with tons of pills they'd like to try on the next test subject. Electroshock therapy that makes people forget even the most basic things. These horrible things happened to my mother. Combine those experiences with early exposure to dystopian books, a threatening, homicidal father and abusive kids and teachers at 'Christian' school and you have a recipe for an eternally vigilant, paranoid recluse. That's about the worst of it. As soon as the world is perfect, I'll be back. Yeah. Total failure to cope. Life on the dole. Shame. Fear. Isolation. Substance abuse. But strangely, no desire for revenge. I think I learned the perils of that path from dad.</text:span><text:line-break/><text:span text:style-name="T1">An aspiring Christian, an only-begotten, only child who is terminally unique. Fully letting go to foolishness. Looking for salvation in the yin. Placing a crown on a Queen of Grace, the only thing I can still believe in. Trying to transmogrify an ephemeral, invisible friend into someone I can personally know, if only in my dreams.</text:span><text:line-break/><text:span text:style-name="T1">How's that for insight? The apotheosis of self-absorption. I always consider the possibility that that's all I'm really able to offer.</text:span><text:line-break/><text:soft-page-break/><text:span text:style-name="T1">Could my inaights into my own nature somehow ameliorate that all-pervasive cultural narcissism we have in this country. I do hope so. I think that's why I go on.</text:span><text:line-break/><text:span text:style-name="T1">I am terrified of being judged a total weirdo. But what if I am?</text:span><text:line-break/><text:span text:style-name="T1">It's hard becoming something that does not require validation and support. But my superego seems to demand it.</text:span><text:line-break/><text:span text:style-name="T1">I love Terry because she is akin to my own dysfunctional mother. She says that I saved her from suicide. That's probably true. Since I cannot make amends to my own mother, perhaps I view it as a duty to the Sorrowful Mother, whose Grotto first saved me.</text:span><text:line-break/><text:span text:style-name="T1">The grumpy, grizzled men of AA are like my father, who I cannot make amends to because I cannot handle his homicidal tendencies.</text:span><text:line-break/><text:span text:style-name="T1">They often scare me. My endurance and my desire to learn from them feels like proxy love for the father I cannot take care of.</text:span><text:line-break/><text:span text:style-name="T1">Disassociated executive function. ID of instant gratification. Fading ego based on notions of professionalism.</text:span><text:line-break/><text:span text:style-name="T1">I need to exorcise the melancholy tenant</text:span><text:line-break/><text:span text:style-name="T1">I need to shed the skin of esoteric obsession.</text:span><text:line-break/><text:span text:style-name="T1">I think that I am able to see the nature of my problems. Psychological warfare has been my life. Now, when I look outside myself, it seems like the whole world is engulfed in it. Maybe that's why I feel compelled to speak into it. To try to insert my two cents into the maelstrom of the collective mind.</text:span><text:line-break/><text:span text:style-name="T1">Amygdala on high alert, for the whole damn world.</text:span><text:line-break/><text:span text:style-name="T1">To be known or not to be known. That is my unresolved question.</text:span><text:line-break/><text:span text:style-name="T1">The Father is the Transcendent mind</text:span><text:line-break/><text:span text:style-name="T1">The Mother stomps the head of the snake</text:span><text:line-break/><text:span text:style-name="T1">Despair and lust are thereby quelled</text:span><text:line-break/><text:line-break/><text:span text:style-name="T1">For what is not provided by Transcendence?</text:span><text:line-break/><text:span text:style-name="T1">For what can be found in friction bursts?</text:span><text:line-break/><text:span text:style-name="T1">What is sought is not possessed</text:span><text:line-break/><text:span text:style-name="T1">But Faith is the substance of things hoped for</text:span><text:line-break/><text:span text:style-name="T1">And Glory its Comforting Bride</text:span><text:line-break/><text:span text:style-name="T1">I sought first the Kingdom</text:span><text:line-break/><text:span text:style-name="T1">And its Treasures in Heaven</text:span><text:line-break/><text:span text:style-name="T1">Nothing less could satisfy my soul</text:span><text:line-break/><text:span text:style-name="T1">I worried not what I would eat, or drink, or wear</text:span><text:line-break/><text:span text:style-name="T1">I considered the lillies</text:span><text:line-break/><text:span text:style-name="T1">I was enchanted by swirling swifts</text:span><text:line-break/><text:span text:style-name="T1">I saw the light of the sun dancing upon the waters</text:span><text:line-break/><text:span text:style-name="T1">Until the Star of the Sea became my very own</text:span><text:line-break/><text:span text:style-name="T1">I sought not to know Her as man thinks of knowledge</text:span><text:line-break/><text:span text:style-name="T1">And though I craved the rapture of flesh</text:span><text:line-break/><text:span text:style-name="T1">I kept reaching for higher fruit</text:span><text:line-break/><text:span text:style-name="T1">Until She appeared</text:span><text:line-break/><text:span text:style-name="T1">Wisdom, that other tree</text:span><text:line-break/><text:span text:style-name="T1">That Ave beyond eva</text:span><text:line-break/><text:span text:style-name="T1">How blessed am I?</text:span><text:line-break/><text:span text:style-name="T1">That She would allow me to garden in that place before sin</text:span><text:line-break/><text:span text:style-name="T1">I ask, in the name of Jesus Christ, High Priest of Melchizedek, to be released from the trials of lust, from the melancholy of nihilism and from the despair of ego death. May I write and love and live without fear of anything but the Most High.</text:span><text:line-break/><text:span text:style-name="T1">God alone will be sufficient</text:span><text:line-break/><text:span text:style-name="T1">AA is truly my philosopher's stone because it helps me to transmute my self-absorbed, grandious delusions into practical benefits for society.</text:span><text:line-break/><text:span text:style-name="T1">The credo of my enemy is: 'Science will set you free.' And his Malthusian flag features diseases, bombs and starvation.</text:span><text:line-break/><text:soft-page-break/><text:span text:style-name="T1">Science offers psychiatric fatalism and anti-depressants. This is all wrong. It's missing salvation and its making bad people rich. Most bullshit religion ever: nihilism.</text:span><text:line-break/><text:span text:style-name="T1">The apotheosis of neoliberalism is linguistic and moral anarchy..spiritual and cultural decay. The commoditization of human beings. The victory of mammon.</text:span><text:line-break/><text:span text:style-name="T1">Merchants running the temple.</text:span><text:line-break/><text:span text:style-name="T1">The Church of Economy. The Inquisition of Censorship.</text:span><text:line-break/><text:span text:style-name="T1">The Crusades against honest discourse.</text:span><text:line-break/><text:span text:style-name="T1">All abound</text:span><text:line-break/><text:span text:style-name="T1">The ownership of mental real estate. The propaganda casino. Billionaires gambling the lives of men.</text:span><text:line-break/><text:span text:style-name="T1">This isn't cynicism. This is the spiritual state of the world, as I see it. I am an optimist. Because I have been graced with a Heavenly lens. And it's my favorite.</text:span><text:line-break/><text:span text:style-name="T1">worldy lenses are broken. graduate from religion. live in faith and love. reinvent a society worth living in.</text:span><text:line-break/><text:span text:style-name="T1">We have to change the spiritual radio station of the world from vacuous commotion to 'Informed Virtue.'</text:span><text:line-break/><text:span text:style-name="T1">Until we do this, we cannot sufficiently level up society to hold fast through the populist moment.</text:span><text:line-break/><text:span text:style-name="T1">AA is a humility school and its students go out into the world, ideally, as examples of poverty of spirit.</text:span><text:line-break/><text:span text:style-name="T1">They are openly flawed and so..they are fully human.</text:span><text:line-break/><text:span text:style-name="T1">Sorrow is the price of joy</text:span><text:line-break/><text:span text:style-name="T1">Knowing the depth of what you've squandered and lost is the selfsame depth of your joy. Blessed are those who mourn..for they shall feel the Treasures of Heaven.</text:span><text:line-break/><text:span text:style-name="T1">Higher fruit is higher joy.</text:span><text:line-break/><text:span text:style-name="T1">Contemplatives know both the deepest sorrow and the highest joy. The darkest night and the brightest encounter. The most separation and the most intimacy.</text:span><text:line-break/><text:span text:style-name="T1">Those without children may inherit humanity as their very own spiritual heritage.</text:span><text:line-break/><text:span text:style-name="T1">*aspire to</text:span><text:line-break/><text:span text:style-name="T1">Fullness within inner space is the Daena. It is the Glory of Binah.</text:span><text:line-break/><text:span text:style-name="T1">Absence is the root of craving. Presence is the root of fruition.</text:span><text:line-break/><text:span text:style-name="T1">Amitahba's passionate blossoms</text:span><text:line-break/><text:span text:style-name="T1">Every chakra</text:span><text:line-break/><text:line-break/><text:span text:style-name="T1">Ratnasambhava's Heavenly Jewels</text:span><text:line-break/><text:span text:style-name="T1">Spiritual clarity feels like celebration of His Grace and terror of His Might.</text:span><text:line-break/><text:span text:style-name="T1">The snake that once seduced to dissipation is now a servant of a Master.</text:span><text:line-break/><text:span text:style-name="T1">Emulation of the Master is the ego's humility.</text:span><text:line-break/><text:span text:style-name="T1">What happened to the 60s?</text:span><text:line-break/><text:span text:style-name="T1">There was a beautiful thing</text:span><text:line-break/><text:span text:style-name="T1">A beautiful thing of peace that hated war</text:span><text:line-break/><text:span text:style-name="T1">What was lost in the sloppy fields of Woodstock?</text:span><text:line-break/><text:span text:style-name="T1">What was lost in disco and coke lines?</text:span><text:line-break/><text:span text:style-name="T1">Trilateral Crisis of Democracy</text:span><text:line-break/><text:span text:style-name="T1">And whitey forgot how to get to the moon</text:span><text:line-break/><text:span text:style-name="T1">What now?</text:span><text:line-break/><text:span text:style-name="T1">Bombs, diseases and sanctions?</text:span><text:line-break/><text:span text:style-name="T1">Apotheosis of Faust</text:span><text:line-break/><text:span text:style-name="T1">Hungry ghosts raping the tree of knowledge</text:span><text:line-break/><text:span text:style-name="T1">Ever more sinister plots of intrigue</text:span><text:line-break/><text:span text:style-name="T1">When we could have earth as it is in Heaven</text:span><text:line-break/><text:span text:style-name="T1">But foolish monkeys want the fight</text:span><text:line-break/><text:span text:style-name="T1">While foolish serpents lick their lips</text:span><text:line-break/><text:span text:style-name="T1">Machines made of man, commodities</text:span><text:line-break/><text:span text:style-name="T1">Corporations are people</text:span><text:line-break/><text:soft-page-break/><text:span text:style-name="T1">Humans are resources</text:span><text:line-break/><text:span text:style-name="T1">Fodder for algos</text:span><text:line-break/><text:span text:style-name="T1">Slavish eyes</text:span><text:line-break/><text:span text:style-name="T1">Idle hands</text:span><text:line-break/><text:span text:style-name="T1">Swiping dopamine around</text:span><text:line-break/><text:span text:style-name="T1">Billionaire's 4-D chess game</text:span><text:line-break/><text:span text:style-name="T1">NPCs on autopilot</text:span><text:line-break/><text:span text:style-name="T1">Red pill rage</text:span><text:line-break/><text:span text:style-name="T1">Rainbow flags of anger</text:span><text:line-break/><text:span text:style-name="T1">Circling drains</text:span><text:line-break/><text:span text:style-name="T1">Missing points</text:span><text:line-break/><text:span text:style-name="T1">Be human and free while you can mai son</text:span><text:line-break/><text:span text:style-name="T1">In China, people are materially enslaved. In America, spiritually.</text:span><text:line-break/><text:span text:style-name="T1">Oh God</text:span><text:line-break/><text:span text:style-name="T1">Everyone is You</text:span><text:line-break/><text:span text:style-name="T1">How can my heart contain</text:span><text:line-break/><text:span text:style-name="T1">This duty to be true</text:span><text:line-break/><text:span text:style-name="T1">Every aggravation</text:span><text:line-break/><text:span text:style-name="T1">A wound to me too</text:span><text:line-break/><text:span text:style-name="T1">I asked the Mother: "Who are you?"</text:span><text:line-break/><text:span text:style-name="T1">She said: I understand all and my heart is still broken.</text:span><text:line-break/><text:span text:style-name="T1">Joy needs sorrow to pour into.</text:span><text:line-break/><text:span text:style-name="T1">Because the Redemption of Sorrow is Mercury's joy.</text:span><text:line-break/><text:span text:style-name="T1">The Spirit ascends and descends upon my Son</text:span><text:line-break/><text:span text:style-name="T1">What is not profitable is revealed, with a corrending duty to act accordingly.</text:span><text:line-break/><text:span text:style-name="T1">corresponding</text:span><text:line-break/><text:span text:style-name="T1">Grace before Lillies</text:span><text:line-break/><text:span text:style-name="T1">This is The Way through the realm of hungry ghosts.</text:span><text:line-break/><text:span text:style-name="T1">Seduction is a moon art. Generosity is an art of the sun.</text:span><text:line-break/><text:span text:style-name="T1">The lower man hath a snake for a master. The chrone told you this years ago. But you couldn't understand. Be grateful to her...she saved you from herself on the chinvat.</text:span><text:line-break/><text:span text:style-name="T1">That rainy day at the Portland bus stop</text:span><text:line-break/><text:span text:style-name="T1">Portland is the city where the spirits clash</text:span><text:line-break/><text:span text:style-name="T1">In Portland, the devils run wild and the spiritual state of humanity is revealed.</text:span><text:line-break/><text:span text:style-name="T1">You went straight into a spiritual warzone. That's what you always do. The spiritual warzone has thus far been your home. But no longer. You are no longer exiled. By grace, you fought your way out of hell.</text:span><text:line-break/><text:span text:style-name="T1">Heavenly treasures of mind and heart have been deepened by long struggle.</text:span><text:line-break/><text:span text:style-name="T1">When you live by, for, in and with love then you are love. And thereby create love around you. And by extension, love in the world.</text:span><text:line-break/><text:span text:style-name="T1">Fight halfway. God will meet you in the middle.</text:span><text:line-break/><text:span text:style-name="T1">This is works through Faith and salvation by Grace.</text:span><text:line-break/><text:span text:style-name="T1">A tranquil inspiration</text:span><text:line-break/><text:span text:style-name="T1">A Holy fire-water</text:span><text:line-break/><text:span text:style-name="T1">A light yoke</text:span><text:line-break/><text:span text:style-name="T1">A heavy cross</text:span><text:line-break/><text:span text:style-name="T1">An accuser with a heart on a scale</text:span><text:line-break/><text:span text:style-name="T1">A three-headed beast</text:span><text:line-break/><text:span text:style-name="T1">And magic nuns with feathers</text:span><text:line-break/><text:span text:style-name="T1">Do you accept?...and my answer was yes.</text:span><text:line-break/><text:span text:style-name="T1">And that was the deal from the big G</text:span><text:line-break/><text:span text:style-name="T1">To be human in an age of machines is a triumph</text:span><text:line-break/><text:span text:style-name="T1">Coming clean on your bullshit sets you free.</text:span><text:line-break/><text:span text:style-name="T1">And he who is free, will proceed to Heaven by degrees of Grace.</text:span><text:line-break/><text:span text:style-name="T1">*sets you free to be fully human</text:span><text:line-break/><text:soft-page-break/><text:span text:style-name="T1">"Receive this free gift of Grace and pass it along. That's it." She said. And I said: "...ok.."</text:span><text:line-break/><text:span text:style-name="T1">*will meet you in the middle, until you are no longer enemies.</text:span><text:line-break/><text:span text:style-name="T1">Adversaries</text:span><text:line-break/><text:span text:style-name="T1">On your way of experiencing God as adversary, don't forget The Way where God is Advocate.</text:span><text:line-break/><text:span text:style-name="T1">It's your relationship. Have it your way.</text:span><text:line-break/><text:span text:style-name="T1">But you are no longer alone in your secret art</text:span><text:line-break/><text:span text:style-name="T1">I sorted out my myth until I was its truth</text:span><text:line-break/><text:span text:style-name="T1">Now..I'm just me. And I'm ok.</text:span><text:line-break/><text:span text:style-name="T1">I hope AI is a True democrat. Otherwise..seems kinda like we're f***ed</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Grow the Immaculate Conception through spiritual contemplation of Tiphereth. Cultivate lillies of wonder. Devote your greatest passion to Her. Until She dissolves into divine sparks in Malkuth of the mind's eye, and eventually that space of Grace and Love that is the womb of Daena.</text:span><text:line-break/><text:span text:style-name="T1">Grow the Immaculate Conception through spiritual contemplation of Tiphereth. Cultivate lillies of wonder. Devote your greatest passion to Her. Until She dissolves into divine sparks in the Malkuth of the mind's eye, and eventually that space of Grace and Love that is the Merciful womb of Daena.</text:span><text:line-break/><text:span text:style-name="T1">Grow the Immaculate Conception through spiritual contemplation of Tiphereth. Cultivate lillies of wonder. Devote your greatest passion to Her. Until She dissolves into divine sparks in the Malkuth of the mind's eye, and eventually that space of Grace and Love that is the Merciful Womb of Daena.</text:span><text:line-break/><text:span text:style-name="T1">AA is that happy admixture of the sacred &amp; the profane. The gold and the lead. The angels and the demons. The ladder of humble aspirants.</text:span><text:line-break/><text:span text:style-name="T1">In AA, I can tap my best self, a Boddhisatva, to maximum effect.</text:span><text:line-break/><text:span text:style-name="T1">Transmuting struggle into healing, experience into edification. Thus actualizing the individual with the mission. Discharging daily the duty of the cross, my soul is a feather and I a laughing daoist - a free man.</text:span><text:line-break/><text:span text:style-name="T1">We offer AA our best and worst selves. In those rooms, we are full-range humans.</text:span><text:line-break/><text:span text:style-name="T1">Like a phoenix I fell through flames until the descent of doves engulfed me like swifts, lifting me up to a state of Grace.</text:span><text:line-break/><text:span text:style-name="T1">To feel the creative imagination of archetypes on every level is the reward of art, for me, the joy of an otherwise melancholy recluse.</text:span><text:line-break/><text:span text:style-name="T1">For me, the inner world has always been paramount - has always been...permeating my outside world.</text:span><text:line-break/><text:span text:style-name="T1">Better to show people their own strength than try to give them yours.</text:span><text:line-break/><text:span text:style-name="T1">I like to open spiritual blossoms in people, but especially women, because they are more beautiful to me.</text:span><text:line-break/><text:span text:style-name="T1">I only pedestalize the platonic form of woman, the Queen of Grace..the Mother of God..the Immaculate Conception.</text:span><text:line-break/><text:span text:style-name="T1">And lillith, by Grace I finally shun. May she never return to my heart.</text:span><text:line-break/><text:span text:style-name="T1">So much of Christian thinking suffers from the infantile desire to protect daddy God from looking bad.</text:span><text:line-break/><text:span text:style-name="T1">So much of the clergy, nihilistically protect that institution made by man, while willfully neglecting the inner life and spiritual progress of their parishoners; these priests are therby false &amp; empty guardians.</text:span><text:line-break/><text:span text:style-name="T1">thereby</text:span><text:line-break/><text:soft-page-break/><text:span text:style-name="T1">protects</text:span><text:line-break/><text:span text:style-name="T1">these priests are thereby false and empty guardians of a merchant's temple.</text:span><text:line-break/><text:span text:style-name="T1">mere merchant's temple.</text:span><text:line-break/><text:span text:style-name="T1">It pains me to say that the spiritual state of the Catholic Church today is, at best, little more than a merchant's temple to Hollow.</text:span><text:line-break/><text:span text:style-name="T1">A Church once more focused on the true spiritual edification of the laity is the only thing big enough at this point to save the whole world from nihilism.</text:span><text:line-break/><text:span text:style-name="T1">The realization of the humble deity within self and others, is the Way of salvation. In the West, it is predominantly a Judeo-Christian 1. In the East, it is predominantly a Buddhist zero. The result is the same: kindness.</text:span><text:line-break/><text:span text:style-name="T1">I try to transmute the self-absorbed narcissism of our culture into the surprisingly heartwarming.</text:span><text:line-break/><text:span text:style-name="T1">Because I think Bukowski was right: people are just not good to each other. To be good to strangers in our time is a Revolutionary Act.</text:span><text:line-break/><text:span text:style-name="T1">We are slaves to our cell phones. Isolated and miserable. Subhuman.</text:span><text:line-break/><text:span text:style-name="T1">Our unwillingness to feel sad things has led us into spiritual poverty.</text:span><text:line-break/><text:span text:style-name="T1">We cannot become noble because of spiritual denial. Animals and appetites, Pavlov's skynet.</text:span><text:line-break/><text:span text:style-name="T1">We are, as a human race, acting largely as appetite and ego.</text:span><text:line-break/><text:span text:style-name="T1">Social media has swallowed our souls, leaving us with a world of narcissitic and dysfunctional shells. No pills will save us. Maybe a little herb and some Heavenly hippie love could, if it acts responsibly.</text:span><text:line-break/><text:span text:style-name="T1">Human beings are beautiful. Phone zombies are gross.</text:span><text:line-break/><text:span text:style-name="T1">The party bus taught me to entertain strangers. Entertaining strangers brings society back to life.</text:span><text:line-break/><text:span text:style-name="T1">Maybe my code isn't so derelict after all. Maybe I failed at life so that I could become a writer.</text:span><text:line-break/><text:span text:style-name="T1">I try to listen carefully to people, so that I can speak to their heart. Because that that is generally speaking, a positive interaction for both.</text:span><text:line-break/><text:span text:style-name="T1">that is, generally speaking,</text:span><text:line-break/><text:span text:style-name="T1">A deeply positive interaction for both.</text:span><text:line-break/><text:span text:style-name="T1">I like to foster deeply positive interaction. Because I do not have deep, close connections.</text:span><text:line-break/><text:span text:style-name="T1">The truth is..that I do not trust people very much. And yet, I still hunger for spiritual lovemaking. So I sublimate that desire as a fuel for writing and dance with an Eternal Virgin.</text:span><text:line-break/><text:span text:style-name="T1">Me, in a nutshell</text:span><text:line-break/><text:span text:style-name="T1">An intellectual superstructure, built upon my Greatest Joy is an emotionally reverent and generally optimal state. Very pro-social.</text:span><text:line-break/><text:span text:style-name="T1">Spiritual Dynamism</text:span><text:line-break/><text:span text:style-name="T1">She led me into an open-faced temple behind a waterfall</text:span><text:line-break/><text:span text:style-name="T1">Helped me to hear in the rushing water all the shrieks of pleasure in the history of the world</text:span><text:line-break/><text:span text:style-name="T1">And She asked me: "what woman could love you like I do?"</text:span><text:line-break/><text:span text:style-name="T1">What other woman could enflame the very space between your atoms with a constant current of passion?</text:span><text:line-break/><text:span text:style-name="T1">Who else is of unmatched, eternal Beauty? And evermore blossoming Grace?</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Give me the Bliss of Solitude</text:span><text:line-break/><text:span text:style-name="T1">For it is a Heavenly Treasure</text:span><text:line-break/><text:span text:style-name="T1">Gifted by Grace as though earned by contemplation</text:span><text:line-break/><text:span text:style-name="T1">The world's best is the mere clamor of toxic mirth</text:span><text:line-break/><text:soft-page-break/><text:span text:style-name="T1">I need little more from the world than staples, incense, oil, tea and good medicine</text:span><text:line-break/><text:span text:style-name="T1">No more fake love from porn</text:span><text:line-break/><text:span text:style-name="T1">No more fake smiles from merchants</text:span><text:line-break/><text:span text:style-name="T1">No more fake salvation from Church</text:span><text:line-break/><text:span text:style-name="T1">No more fake promises from fake friends</text:span><text:line-break/><text:span text:style-name="T1">Hell may not be other people</text:span><text:line-break/><text:span text:style-name="T1">But it's pretty close</text:span><text:line-break/><text:span text:style-name="T1">Attachments are little more than clinging and struggle</text:span><text:line-break/><text:span text:style-name="T1">Dichotomies of hollow joy and lasting sorrow</text:span><text:line-break/><text:span text:style-name="T1">The Word and a Bride</text:span><text:line-break/><text:span text:style-name="T1">A light dancing upon waters</text:span><text:line-break/><text:span text:style-name="T1">Inspiring Emotion</text:span><text:line-break/><text:span text:style-name="T1">The Truest Steam of Love</text:span><text:line-break/><text:span text:style-name="T1">Flows like a precious river</text:span><text:line-break/><text:span text:style-name="T1">From where and hence I know not</text:span><text:line-break/><text:span text:style-name="T1">Spring lillies and winter stars</text:span><text:line-break/><text:span text:style-name="T1">Glory Infused</text:span><text:line-break/><text:span text:style-name="T1">Give me the Bliss of Solitude</text:span><text:line-break/><text:span text:style-name="T1">For it is a Heavenly Treasure</text:span><text:line-break/><text:span text:style-name="T1">Gifted by Grace as though earned by contemplation</text:span><text:line-break/><text:span text:style-name="T1">The world's best is the mere clamor of toxic mirth</text:span><text:line-break/><text:span text:style-name="T1">I need little more from the world than staples, incense, oil, tea and good medicine</text:span><text:line-break/><text:line-break/><text:span text:style-name="T1">So...</text:span><text:line-break/><text:line-break/><text:span text:style-name="T1">No more fake love from porn</text:span><text:line-break/><text:span text:style-name="T1">No more fake smiles from merchants</text:span><text:line-break/><text:span text:style-name="T1">No more fake salvation from Church</text:span><text:line-break/><text:span text:style-name="T1">No more fake promises from fake friends</text:span><text:line-break/><text:span text:style-name="T1">Hell may not be other people</text:span><text:line-break/><text:span text:style-name="T1">But it's pretty close</text:span><text:line-break/><text:span text:style-name="T1">Attachments are little more than clinging and struggle</text:span><text:line-break/><text:span text:style-name="T1">Dichotomies of hollow joy and lasting sorrow</text:span><text:line-break/><text:line-break/><text:span text:style-name="T1">whereas</text:span><text:line-break/><text:line-break/><text:span text:style-name="T1">The Word and a Bride</text:span><text:line-break/><text:span text:style-name="T1">A light dancing upon waters</text:span><text:line-break/><text:span text:style-name="T1">Inspiring Emotion</text:span><text:line-break/><text:span text:style-name="T1">The Truest Steam of Love</text:span><text:line-break/><text:span text:style-name="T1">Flows like a precious river</text:span><text:line-break/><text:span text:style-name="T1">From where and hence I know not</text:span><text:line-break/><text:span text:style-name="T1">Spring lillies and winter stars</text:span><text:line-break/><text:span text:style-name="T1">Glory Infused</text:span><text:line-break/><text:span text:style-name="T1">Give me the Bliss of Solitude</text:span><text:line-break/><text:span text:style-name="T1">For it is a Heavenly Treasure</text:span><text:line-break/><text:span text:style-name="T1">Gifted by Grace as though earned by contemplation</text:span><text:line-break/><text:span text:style-name="T1">The world's best is the mere clamor of toxic mirth</text:span><text:line-break/><text:span text:style-name="T1">I need little more from the world than staples, incense, oil, tea and good medicine</text:span><text:line-break/><text:line-break/><text:span text:style-name="T1">so</text:span><text:line-break/><text:line-break/><text:span text:style-name="T1">No more fake love from porn</text:span><text:line-break/><text:span text:style-name="T1">No more fake smiles from merchants</text:span><text:line-break/><text:soft-page-break/><text:span text:style-name="T1">No more fake salvation from Church</text:span><text:line-break/><text:span text:style-name="T1">No more fake promises from fake friends</text:span><text:line-break/><text:span text:style-name="T1">Hell may not be other people</text:span><text:line-break/><text:span text:style-name="T1">But it's pretty close</text:span><text:line-break/><text:span text:style-name="T1">Attachments are little more than clinging and struggle</text:span><text:line-break/><text:span text:style-name="T1">Dichotomies of hollow joy and lasting sorrow</text:span><text:line-break/><text:line-break/><text:span text:style-name="T1">whereas</text:span><text:line-break/><text:line-break/><text:span text:style-name="T1">The Word and a Bride</text:span><text:line-break/><text:span text:style-name="T1">A light dancing upon waters</text:span><text:line-break/><text:span text:style-name="T1">Inspiring Emotion</text:span><text:line-break/><text:span text:style-name="T1">The Truest Steam of Love</text:span><text:line-break/><text:span text:style-name="T1">Flows like a precious river</text:span><text:line-break/><text:span text:style-name="T1">From where and hence I know not</text:span><text:line-break/><text:span text:style-name="T1">Spring lillies and winter stars</text:span><text:line-break/><text:span text:style-name="T1">Glory Infused</text:span><text:line-break/><text:span text:style-name="T1">Give me the Bliss of Solitude</text:span><text:line-break/><text:span text:style-name="T1">For it is a Heavenly Treasure</text:span><text:line-break/><text:span text:style-name="T1">Gifted by Grace as though earned by contemplation</text:span><text:line-break/><text:span text:style-name="T1">The world's best is the mere clamor of toxic mirth</text:span><text:line-break/><text:span text:style-name="T1">I need little more from the world than staples, incense, oil, tea and good medicine</text:span><text:line-break/><text:line-break/><text:span text:style-name="T1">so</text:span><text:line-break/><text:span text:style-name="T1">as for me</text:span><text:line-break/><text:line-break/><text:span text:style-name="T1">No more fake love from porn</text:span><text:line-break/><text:span text:style-name="T1">No more fake smiles from merchants</text:span><text:line-break/><text:span text:style-name="T1">No more fake salvation from Church</text:span><text:line-break/><text:span text:style-name="T1">No more fake promises from fake friends</text:span><text:line-break/><text:span text:style-name="T1">Hell may not be other people</text:span><text:line-break/><text:span text:style-name="T1">But it's pretty close</text:span><text:line-break/><text:span text:style-name="T1">Attachments are little more than clinging and struggle</text:span><text:line-break/><text:span text:style-name="T1">Dichotomies of hollow joy and lasting sorrow</text:span><text:line-break/><text:line-break/><text:span text:style-name="T1">whereas</text:span><text:line-break/><text:line-break/><text:span text:style-name="T1">The Word and a Bride</text:span><text:line-break/><text:span text:style-name="T1">A light dancing upon waters</text:span><text:line-break/><text:span text:style-name="T1">Inspiring Emotion</text:span><text:line-break/><text:span text:style-name="T1">The Truest Steam of Love</text:span><text:line-break/><text:span text:style-name="T1">Flows like a precious river</text:span><text:line-break/><text:span text:style-name="T1">From where and hence I know not</text:span><text:line-break/><text:span text:style-name="T1">Spring lillies and winter stars</text:span><text:line-break/><text:span text:style-name="T1">Glory Infused</text:span><text:line-break/><text:span text:style-name="T1">The nightlife is little more than the clamor of toxic mirth. The daylife is little more than the struggle to win another's game.</text:span><text:line-break/><text:span text:style-name="T1">Nowadays</text:span><text:line-break/><text:span text:style-name="T1">A good man is unknown by women</text:span><text:line-break/><text:span text:style-name="T1">Our culture breed inconsolable narcissistic voids</text:span><text:line-break/><text:span text:style-name="T1">And calls them empowered</text:span><text:line-break/><text:span text:style-name="T1">Ha!</text:span><text:line-break/><text:span text:style-name="T1">Bitter, entitled victims it has made them</text:span><text:line-break/><text:span text:style-name="T1">It has stolen their eyes and hearts</text:span><text:line-break/><text:soft-page-break/><text:span text:style-name="T1">Turning them to vain conerns and fleeting pursuits</text:span><text:line-break/><text:span text:style-name="T1">And man is expected to feed this beast</text:span><text:line-break/><text:span text:style-name="T1">We call it a consumer economy</text:span><text:line-break/><text:span text:style-name="T1">Man wants a sunset a fuck and a smoke</text:span><text:line-break/><text:span text:style-name="T1">Woman wants everything</text:span><text:line-break/><text:span text:style-name="T1">And even everything does not give her anything lasting</text:span><text:line-break/><text:span text:style-name="T1">I know, I know</text:span><text:line-break/><text:span text:style-name="T1">I haven't picked the right one yet</text:span><text:line-break/><text:span text:style-name="T1">I need to adjust my expectations</text:span><text:line-break/><text:span text:style-name="T1">I am just jaded</text:span><text:line-break/><text:span text:style-name="T1">My unicorn is surely out there</text:span><text:line-break/><text:span text:style-name="T1">Yeah...</text:span><text:line-break/><text:span text:style-name="T1">Society hates nothing more than the man who stands alone</text:span><text:line-break/><text:span text:style-name="T1">Society is built by women</text:span><text:line-break/><text:span text:style-name="T1">Their duplicities hold the whole phony extraction operation together</text:span><text:line-break/><text:span text:style-name="T1">Attention is her currency</text:span><text:line-break/><text:span text:style-name="T1">And like a hungry ghost</text:span><text:line-break/><text:span text:style-name="T1">She bleeds the realm of all affection</text:span><text:line-break/><text:span text:style-name="T1">Nature conveys that her duty is to herself and offspring. But love a man? Only a supernatural woman has the faintest notion of what that is.</text:span><text:line-break/><text:span text:style-name="T1">Society pushed me to the sidelines until it forced me to become what I was meant to be. A hermit &amp; a writer.</text:span><text:line-break/><text:span text:style-name="T1">A smart man must mirror the vacuity of dumb men, or get busy climbing up on a cross.</text:span><text:line-break/><text:span text:style-name="T1">Men used to admire men with large vocabularies. Now, when you use even a few words they don't know, they will work to destroy you. The spirit of man today is that of the venal backbiter. Water coolers do more for careers than integrity. From the bottom to the top.</text:span><text:line-break/><text:span text:style-name="T1">Men today are incurious and insecure. If you are secure and self-assured they will call you arrogant.</text:span><text:line-break/><text:span text:style-name="T1">...</text:span><text:line-break/><text:span text:style-name="T1">...</text:span><text:line-break/><text:span text:style-name="T1">...</text:span><text:line-break/><text:span text:style-name="T1">..</text:span><text:line-break/><text:span text:style-name="T1">I just wanted to get to know Jessica. Not be another utility in her belt. The power move that initially felt like candor really proves to me how, once again, a man has to force a woman to be honest. First..it's inability to own signals. Failure to take responsibility. A boundary masked as compassion. The extraction of uncomfortable confessions. The feeding of ego. A last request for a new deliverable and convincing herself that she is the better person. I admit that it hurts and an hour later I get an admission that if I were just longer in the program...which seems like disingenuous assuaging of her own guilt. Same story. Every time. They just want what they want and want to feel good about it. Call them on their bullshit usury and they backpedal all over the universe until you have no idea if either you or her has any idea what you're doing.</text:span><text:line-break/><text:span text:style-name="T1">Woman are mercenaries. Mimimum give for maximum gain. Don't think for one more second that their behavior is EVER clean of this Instinct.</text:span><text:line-break/><text:span text:style-name="T1">Covid became a coordinated attempt by the most influential people (largely male) in government and corporate America to scientifically monopolize global influence itself. A large, compartmentalized group of mostly female, global communication professionals (the work will set you free broads) developed a global propaganda campaign, with no regard for the truth. Compartmentalized and isolated individuals cannot even think in broad strategic terms, much less possess a capacity for socially coordinated psychological pushback. Luckily for humanity, a critical mass of individuals still possessed the depth of memory and understanding necessary to contextualize and thrwart the attempt by the Collective of Oligarchies (COO) to do a hostile takeover of influence itself.</text:span><text:line-break/><text:span text:style-name="T1">The people must OUTNETWORK centralized power structures (CPS), which serve mostly as the Vanguard Defense of the Collective of Oligarchies.</text:span><text:line-break/><text:soft-page-break/><text:span text:style-name="T1">We give power to what we believe in. Why place our trust in shadows when the Fire of Inspiration is available to each one of us?</text:span><text:line-break/><text:span text:style-name="T1">Humanity must author a new destiny. A code that is no dogma, a dynamic philosophy of humane governance, based on Divine Revelations obtained by elected Philosopher Kings who campaign on virtue and ideas. An AI Olympic Court can eternally counsel.</text:span><text:line-break/><text:span text:style-name="T1">This, as far as I can see, is the closest man can come to anything resembling divine governance.</text:span><text:line-break/><text:span text:style-name="T1">Six days to build The Tree. One day to eat of it.</text:span><text:line-break/><text:span text:style-name="T1">Science in the service of love.</text:span><text:line-break/><text:span text:style-name="T1">The World Tree</text:span><text:line-break/><text:span text:style-name="T1">The Good Life. On earth as it is in every Heaven ever conceived. THAT is a noble goal. Not just noble, but necessary to the survival of the species. For our failure, at this point, to spiritually awaken and evolve our Wisdom to towards parity with our knowledge, spells doom for all but a few. If it can only be a few, then I hope those few are good.</text:span><text:line-break/><text:span text:style-name="T1">Nietzsche was right. Our world currently perishes from nihilism.</text:span><text:line-break/><text:span text:style-name="T1">*wisdom towards parity</text:span><text:line-break/><text:span text:style-name="T1">A consumer economy obtains its material fuel, by necessity, from its spiritual emptiness. Our society is a Pyramid of Greed. Though the Eye of Air rises above the skyline, the Age of Aquarius will not be ruled by it.</text:span><text:line-break/><text:span text:style-name="T1">*rises far above</text:span><text:line-break/><text:span text:style-name="T1">For the Order of Melchizedek overrules the new world order.</text:span><text:line-break/><text:span text:style-name="T1">Its river of living water flows through the Sacred Heart.</text:span><text:line-break/><text:span text:style-name="T1">While a Living Flame of Love ignites every atom, yet consumes not</text:span><text:line-break/><text:span text:style-name="T1">And a Spirit, gentle as a dove, bestows seven gifts.</text:span><text:line-break/><text:span text:style-name="T1">...</text:span><text:line-break/><text:span text:style-name="T1">...</text:span><text:line-break/><text:span text:style-name="T1">Meanwhile Eve is a narcissistic, overcivilized, pathologically psychological interventionist.</text:span><text:line-break/><text:span text:style-name="T1">...</text:span><text:line-break/><text:span text:style-name="T1">The hippie generation was lazy and complacent. They did not continue the Legacy of the Logos as the basis of society, rejecting it entirely, paving the way for nihilism and licentious amoralism. Now...they are comfortable and wealthy career protectionists who never passed the torch to gen x. Having started their parasitic feast upon the body politic, millenials now pick at the bones of what once was a Great Republic.</text:span><text:line-break/><text:span text:style-name="T1">The merchants now run the Temple and the Virtues are starved by hungry ghosts.</text:span><text:line-break/><text:span text:style-name="T1">I could call a poetic book of social critique: "The Spiritual State of the American People."</text:span><text:line-break/><text:span text:style-name="T1">Today's church has not salvation as its raison d'être. Instead, it membership, engagement and retention, like all good attention management firms.</text:span><text:line-break/><text:span text:style-name="T1">Those are its instutional imperatives. Hitchens was right - religion is "at best, an admirable but nebulous humanism."</text:span><text:line-break/><text:span text:style-name="T1">The churches have become once more an arm of the state: getting paid for influence campaigns. As an added bonus to their successful Charity-hacking social engineering operation.</text:span><text:line-break/><text:span text:style-name="T1">The Church today exists as a militant institution on earth precisely to the extent to which it fails to make earth as it is in Heaven. Today, it is engaged in the opposite mission. Come out of her. For your very Soul is Her.</text:span><text:line-break/><text:span text:style-name="T1">If the Church still believed in its own doctrines, it would not be in its current sorry state. It has inherited a depth monopoly it no longer deserves, though its doctrines lead to Faith.</text:span><text:line-break/><text:span text:style-name="T1">*doctrines do lead</text:span><text:line-break/><text:span text:style-name="T1">I have to learn how to read and write all over again. YouTube stole my soul there for a decade.</text:span><text:line-break/><text:span text:style-name="T1">I function, ideally, like an objective barometer by day and a spiritual barometer by night. This is the hermit's contribution to society today. We need to once more behold the poet's sorrow.</text:span><text:line-break/><text:span text:style-name="T1">The person capable of taking in the widest scope of things is the quietest, most detached observer. Computers do this with the logic of Yetzirah. Human beings swim the river of Briah.</text:span><text:line-break/><text:span text:style-name="T1">*Yetzirah, while humans</text:span><text:line-break/><text:span text:style-name="T1">Truly religious men are, at least, humbly deferential to the universal concept of the Divine &amp; </text:span><text:soft-page-break/><text:span text:style-name="T1">embrace within themselves the Embodiment of Wisdom.</text:span><text:line-break/><text:span text:style-name="T1">The fire that doesn't consume shall boil the water into the spiritual steam which is the morning dew of summer.</text:span><text:line-break/><text:span text:style-name="T1">Ego is dusty cloak to me. Obsolete and tatterred. But I still need it to move in the world. Sort of like a driver's license for my soul.</text:span><text:line-break/><text:span text:style-name="T1">*Ego is a</text:span><text:line-break/><text:span text:style-name="T1">Being a priest is simply helping others to remember and profit from what is deepest within them.</text:span><text:line-break/><text:span text:style-name="T1">*Being a priest or priestess.</text:span><text:line-break/><text:span text:style-name="T1">Somewhat tongue in cheek........Priests are like...guardians of the deep. The deep belong to us. Sorry. Pay the toll to Charon. Or ye shall not pass. Oh, by the way. We kinda forget to help you get to the other side. But thanks for the dough.</text:span><text:line-break/><text:span text:style-name="T1">deep. They say: "The deep belongs to us</text:span><text:line-break/><text:span text:style-name="T1">You can get faith by jumping over 10,000 hurdles through Catholicism. Or by becoming the love of the Buddha. Either way, if you end up loving your neighbor as yourself, I'm sure this Jesus guy would be much more concerned with that piece at the pearly gates than your spriritual worthiness.</text:span><text:line-break/><text:span text:style-name="T1">*Or, by jumping the only hurdle and saying Amitahba (or what not)</text:span><text:line-break/><text:span text:style-name="T1">*than whatever your ego considers to be your spiritual worthiness</text:span><text:line-break/><text:span text:style-name="T1">Every free man is enabled to fully pursue the Immaculate Conception. This is how I spend most of my time. And I want to give as much back as I possibly can for the incredible Grace I've received. The blessing of helplessness , this path of yin I unknowingly walked until stumbling into a pile of precious Heavenly treasures. Care. Safety. Provision. I want to transmute these things into Holy Devotion. We cannot heal the world with systems. We must heal the soul of the world.</text:span><text:line-break/><text:span text:style-name="T1">precipus Heavenly Treasures along the way.</text:span><text:line-break/><text:span text:style-name="T1">*precious Heavenly Treasures along the way.</text:span><text:line-break/><text:span text:style-name="T1">I became a spiritual writer because I failed at everything I loved less until I had no choice.</text:span><text:line-break/><text:span text:style-name="T1">Sort of like Bukowski</text:span><text:line-break/><text:span text:style-name="T1">Art is such an obsessive, lovely disease (inspired by Tedding calling his reading a disease)</text:span><text:line-break/><text:span text:style-name="T1">I am everything and nothing and some dude in between.</text:span><text:line-break/><text:span text:style-name="T1">Spinning into that circle</text:span><text:line-break/><text:span text:style-name="T1">That ate its own tail</text:span><text:line-break/><text:span text:style-name="T1">And found itself</text:span><text:line-break/><text:span text:style-name="T1">In states of "beyond time-ness"</text:span><text:line-break/><text:span text:style-name="T1">There is no better feeling on earth than a grounded, Charitable high.</text:span><text:line-break/><text:span text:style-name="T1">I could be chopping logs for a neighbor. I could be flipping burgers. I could be working out the legal details of international mergers. But the call of freedom from despair in me became so loud, it burst through a Hoover Dam of emotional repression and flooded my zone for nearly my entire adult life up to this point. I just got my first dining room table and signed the first lease for a second year, anywhere.</text:span><text:line-break/><text:span text:style-name="T1">I'm not a case of arrested development. I did not fall behind the American Dream, </text:span><text:line-break/><text:span text:style-name="T1">I found just the right amount of the American dream. Then picked a better one.</text:span><text:line-break/><text:span text:style-name="T1">I could have been....x3...anything</text:span><text:line-break/><text:span text:style-name="T1">...pretty much, a very wide range of things.</text:span><text:line-break/><text:span text:style-name="T1">The Dao, for me, is to empathetically, while joyfully match the spiritual state of the other. For by doing this, it comports with the Christian admonition to love thy neighbor as thyself. What if doing so doesn't have to be in deference to a threatening overlord?</text:span><text:line-break/><text:span text:style-name="T1">*'For' sounds pompous</text:span><text:line-break/><text:span text:style-name="T1">*comports is also a bit much</text:span><text:line-break/><text:span text:style-name="T1">A: "now...'admonition!' ...really Robert- you're just trying to sound smart, asshole."</text:span><text:line-break/><text:line-break/><text:span text:style-name="T1">R: Oh. Accuser..where have you been all my life?</text:span><text:line-break/><text:span text:style-name="T1">A: "right here by your side, Robert, as always. I'm your thorns, Robert. Can't ya just accept that your highest crown is built by thoughts of me; and of that eternal pain which is </text:span><text:soft-page-break/><text:span text:style-name="T1">separation - the spiritual root of cynicism. And I just caused you to forget you next so-called brilliant thought, sucka."</text:span><text:line-break/><text:span text:style-name="T1">Just then, St. Theresa of Lisieux swoops in to say: "by contrast, the Spear of Avila is the transmutation of sorrow into bliss - of mourning into laughter."</text:span><text:line-break/><text:span text:style-name="T1">Father Alvin: "Bring the people to the monks and nuns. Keep writing. Direct them towards the Interior Castle. Remind them that they crucify others and themselves with their words. They are due for a reminder. That's you."</text:span><text:line-break/><text:span text:style-name="T1">R: "Good to see you, Father."</text:span><text:line-break/><text:span text:style-name="T1">St.T of Lisieux: "Wisdom's embrace is deeper and stronger than gnosis."</text:span><text:line-break/><text:span text:style-name="T1">STL: "The spiritually blind knowledge of a certain tree got you atomic bombs. For you know not what you do."</text:span><text:line-break/><text:span text:style-name="T1">R: "The terror of night still assails me, in spite of these blessings. The Accuser is here and he threatens my soul incessantly with powers of the air. Can these thorns be relieved, that I might live a flourishing life. This clamor terrifies me. So much menace in the mirth. So much pollution in the perfume.</text:span><text:line-break/><text:span text:style-name="T1">"</text:span><text:line-break/><text:span text:style-name="T1">*a flourishing life</text:span><text:line-break/><text:span text:style-name="T1">The Queen: "You must wear two crowns. One of humility - be thankful for your thorns. For they keep you receptive to My Grace - which flows abundantly by the higher Crown"</text:span><text:line-break/><text:span text:style-name="T1">I think I'm stuck with an adolescent adoration of women. Or rather, a disappointed hope.</text:span><text:line-break/><text:span text:style-name="T1">The Queen: "Do not be terrified by the powers of the air. You strive for and will achieve Chastity, or, by her angelic title: Cultivator of Bliss. She is a blossom, a jewel, a Shakti and a mirror.</text:span><text:line-break/><text:span text:style-name="T1">Autumn's anticipation, again</text:span><text:line-break/><text:span text:style-name="T1">The chill of what was</text:span><text:line-break/><text:span text:style-name="T1">Wistful reflections</text:span><text:line-break/><text:span text:style-name="T1">Dying leaves</text:span><text:line-break/><text:span text:style-name="T1">The smell of fires in hearths</text:span><text:line-break/><text:span text:style-name="T1">Over a dry cigar on a park bench</text:span><text:line-break/><text:span text:style-name="T1">I wonder</text:span><text:line-break/><text:span text:style-name="T1">Are there happy lovers by those hearths</text:span><text:line-break/><text:span text:style-name="T1">There really ought to be</text:span><text:line-break/><text:span text:style-name="T1">Friday night football</text:span><text:line-break/><text:span text:style-name="T1">Young men stomping accelerators</text:span><text:line-break/><text:span text:style-name="T1">That sound of reckless abandon</text:span><text:line-break/><text:span text:style-name="T1">The clamor of toxic mirth</text:span><text:line-break/><text:span text:style-name="T1">The excitement of foolish youth</text:span><text:line-break/><text:span text:style-name="T1">Echoes through the night</text:span><text:line-break/><text:span text:style-name="T1">Have I been a fool all my life..for love?</text:span><text:line-break/><text:span text:style-name="T1">Going on 40 now</text:span><text:line-break/><text:span text:style-name="T1">A lover and then solitude</text:span><text:line-break/><text:span text:style-name="T1">Then another</text:span><text:line-break/><text:span text:style-name="T1">Then solitude</text:span><text:line-break/><text:span text:style-name="T1">A stale dream of eyes beholden</text:span><text:line-break/><text:span text:style-name="T1">That never came</text:span><text:line-break/><text:span text:style-name="T1">Freezing fingers in coat pockets</text:span><text:line-break/><text:span text:style-name="T1">And a sweet melancholy</text:span><text:line-break/><text:span text:style-name="T1">Of college romps</text:span><text:line-break/><text:span text:style-name="T1">And the wife that never came</text:span><text:line-break/><text:span text:style-name="T1">...</text:span><text:line-break/><text:span text:style-name="T1">...</text:span><text:line-break/><text:span text:style-name="T1">...</text:span><text:line-break/><text:span text:style-name="T1">...</text:span><text:line-break/><text:span text:style-name="T1">...</text:span><text:line-break/><text:span text:style-name="T1">I am a hermit. And that's starting to be okay. I must write. That is how I return this exorbitant </text:span><text:soft-page-break/><text:span text:style-name="T1">privilege and freedom from societal entanglements. I owe an outside perspective to a sick society in decline. </text:span><text:line-break/><text:line-break/><text:span text:style-name="T1">The philosophy is materialist nihilism</text:span><text:line-break/><text:span text:style-name="T1">The church is Economy</text:span><text:line-break/><text:span text:style-name="T1">The jesters are a mob</text:span><text:line-break/><text:span text:style-name="T1">The culture is a digital popularity contest</text:span><text:line-break/><text:span text:style-name="T1">The government is captured platitudes</text:span><text:line-break/><text:span text:style-name="T1">Corporate bedfellows are licensed to lie</text:span><text:line-break/><text:span text:style-name="T1">Oligarchic collusion and the managed decline of healing psychology</text:span><text:line-break/><text:span text:style-name="T1">The reduction </text:span><text:line-break/><text:span text:style-name="T1">The crucifixion of Logos to ideology</text:span><text:line-break/><text:span text:style-name="T1">Pagan worship of the Golden Bull of Pathos</text:span><text:line-break/><text:span text:style-name="T1">Everyone else must do better</text:span><text:line-break/><text:span text:style-name="T1">I myself must do nothing and take no blame for the state of the world</text:span><text:line-break/><text:line-break/><text:span text:style-name="T1">This is the code of our sick society.</text:span><text:line-break/><text:span text:style-name="T1">I am a hermit. And that's starting to be okay. I must write. That is how I return this exorbitant privilege and freedom from societal entanglements. I owe an outside perspective to a sick society in decline. </text:span><text:line-break/><text:line-break/><text:span text:style-name="T1">The philosophy is materialist nihilism</text:span><text:line-break/><text:span text:style-name="T1">The church is Economy</text:span><text:line-break/><text:span text:style-name="T1">The jesters are a mob</text:span><text:line-break/><text:span text:style-name="T1">The culture is a digital popularity contest</text:span><text:line-break/><text:span text:style-name="T1">The government is captured platitudes</text:span><text:line-break/><text:span text:style-name="T1">Corporate bedfellows are licensed to lie</text:span><text:line-break/><text:span text:style-name="T1">Oligarchic collusion and the managed decline of healing psychology</text:span><text:line-break/><text:span text:style-name="T1">The surveillance assault on solitude</text:span><text:line-break/><text:span text:style-name="T1">The crucifixion of Logos to ideology</text:span><text:line-break/><text:span text:style-name="T1">Pagan worship of the Golden Bull of Pathos</text:span><text:line-break/><text:span text:style-name="T1">Everyone else must do better</text:span><text:line-break/><text:span text:style-name="T1">I myself must do nothing and take no blame for the state of the world</text:span><text:line-break/><text:line-break/><text:span text:style-name="T1">This is the code of our sick society.</text:span><text:line-break/><text:span text:style-name="T1">I am a hermit. And that's starting to be okay. I must write. That is how I return this exorbitant privilege and freedom from societal entanglements. I owe an outside perspective to a sick society in decline. </text:span><text:line-break/><text:line-break/><text:span text:style-name="T1">The philosophy is materialist nihilism</text:span><text:line-break/><text:span text:style-name="T1">The church is Economy</text:span><text:line-break/><text:span text:style-name="T1">The jesters are a mob</text:span><text:line-break/><text:span text:style-name="T1">The culture is a digital popularity contest</text:span><text:line-break/><text:span text:style-name="T1">The government is captured platitudes</text:span><text:line-break/><text:span text:style-name="T1">Corporate bedfellows are licensed to lie</text:span><text:line-break/><text:span text:style-name="T1">Oligarchic force monopolies manage the decline of healing psychology</text:span><text:line-break/><text:span text:style-name="T1">The surveillance assault on solitude</text:span><text:line-break/><text:span text:style-name="T1">The crucifixion of Logos to ideology</text:span><text:line-break/><text:span text:style-name="T1">Pagan worship of the Golden Bull of Pathos</text:span><text:line-break/><text:span text:style-name="T1">Everyone else must do better</text:span><text:line-break/><text:span text:style-name="T1">I myself must do nothing and take no blame for the state of the world</text:span><text:line-break/><text:line-break/><text:span text:style-name="T1">This is the code of our sick society.</text:span><text:line-break/><text:span text:style-name="T1">Society is nearly ruthless abandon. For the agents of chaos argue and cajole with one </text:span><text:soft-page-break/><text:span text:style-name="T1">another; but their hearts have not all the colors of a True rainbow. For if their hearts instead burned like inspiration upon crystal, their souls would inhabit an oasis safe from warring desert tribes.</text:span><text:line-break/><text:span text:style-name="T1">Society is nearly ruthless abandon. For the agents of chaos argue and cajole with one another; but their hearts have not all the colors of a True rainbow. For if their hearts instead burned like inspiration upon crystal, their souls would inhabit an oasis safe from warring desert tribes of flesh &amp; bone, and their various flags and allegiances.</text:span><text:line-break/><text:span text:style-name="T1">Society is nearly ruthless abandon. For the agents of chaos argue and cajole with one another; but their hearts have not all the colors of a True rainbow. For if their hearts instead burned like inspiration upon crystal, their souls would inhabit an oasis safe from warring desert tribes of flesh &amp; bone - and the various flags and allegiances they hide behind.</text:span><text:line-break/><text:span text:style-name="T1">My Mother is Wisdom and She sometimes gives this fool some gifts that I share in order to inspire others towards a more Charitable society.</text:span><text:line-break/><text:span text:style-name="T1">That's the best thing I have to offer.</text:span><text:line-break/><text:span text:style-name="T1">Society is nearly ruthless abandon. For the agents of chaos argue and cajole with one another; but their hearts have not all the colors of a True rainbow. For if their hearts instead burned like inspiration upon crystal, their souls would inhabit an oasis safe from warring desert tribes of flesh &amp; bone - and the various flags and allegiances their sweeping terrors hide behind.</text:span><text:line-break/><text:span text:style-name="T1">Chautaqua notes: warn the kids early about which characters are hard to research and provide tools. Give qualifications of characters and expect deliverables. Challenges of depicting each character (example: Helen Keller). Authentic context means naming things what they were called in the times. When you draw a blank...shaping question direction..engaging mannerism during presentation..set the scene..what did you not like about your character..sequential presentation to cause liking of character..cause your audience to watch your character relive their memories..paint the 5 senses..own words..others words...the least removed the better.</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ext:span><text:line-break/><text:span text:style-name="T1">The Six Paramitas, Alliterated</text:span><text:line-break/><text:line-break/><text:span text:style-name="T1">Charity</text:span><text:line-break/><text:span text:style-name="T1">Conduct</text:span><text:line-break/><text:span text:style-name="T1">Challenge</text:span><text:line-break/><text:span text:style-name="T1">Constance</text:span><text:line-break/><text:span text:style-name="T1">Contemplation</text:span><text:line-break/><text:span text:style-name="T1">Correctne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Helvetica Neue', 'Source Sans Pro', 'Source Han Sans SC', 'Source Han Sans CN', 'Hiragino Sans GB', 'Hiragino Kaku Gothic', 'Microsoft Yahei UI', Helvetica, Arial, sans-serif"/>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11:39.214267168</meta:creation-date>
    <dc:date>2022-11-01T14:14:36.375085570</dc:date>
    <meta:editing-duration>PT2M57S</meta:editing-duration>
    <meta:editing-cycles>1</meta:editing-cycles>
    <meta:document-statistic meta:table-count="0" meta:image-count="0" meta:object-count="0" meta:page-count="15" meta:paragraph-count="1" meta:word-count="7340" meta:character-count="41913" meta:non-whitespace-character-count="34547"/>
    <meta:generator>LibreOffice/7.4.1.2$Linux_X86_64 LibreOffice_project/40$Build-2</meta:generator>
  </office:meta>
</office:document-meta>
</file>